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2022" calcext:value-type="float">
            <text:p>2022</text:p>
          </table:table-cell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net income</text:p>
          </table:table-cell>
          <table:table-cell office:value-type="float" office:value="122239" calcext:value-type="float">
            <text:p>122239</text:p>
          </table:table-cell>
          <table:table-cell office:value-type="float" office:value="108682" calcext:value-type="float">
            <text:p>108682</text:p>
          </table:table-cell>
          <table:table-cell office:value-type="float" office:value="97713" calcext:value-type="float">
            <text:p>97713</text:p>
          </table:table-cell>
          <table:table-cell office:value-type="float" office:value="90173" calcext:value-type="float">
            <text:p>90173</text:p>
          </table:table-cell>
          <table:table-cell office:value-type="float" office:value="80084" calcext:value-type="float">
            <text:p>80084</text:p>
          </table:table-cell>
          <table:table-cell office:value-type="float" office:value="85143" calcext:value-type="float">
            <text:p>85143</text:p>
          </table:table-cell>
          <table:table-cell office:value-type="float" office:value="89567" calcext:value-type="float">
            <text:p>89567</text:p>
          </table:table-cell>
          <table:table-cell office:value-type="float" office:value="87059" calcext:value-type="float">
            <text:p>87059</text:p>
          </table:table-cell>
          <table:table-cell office:value-type="float" office:value="78405" calcext:value-type="float">
            <text:p>78405</text:p>
          </table:table-cell>
          <table:table-cell office:value-type="float" office:value="66696" calcext:value-type="float">
            <text:p>66696</text:p>
          </table:table-cell>
          <table:table-cell office:value-type="float" office:value="52568" calcext:value-type="float">
            <text:p>5256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ense ratios</text:p>
          </table:table-cell>
          <table:table-cell table:style-name="ce2" table:formula="of:=555872/790934" office:value-type="percentage" office:value="0.702804532363004" calcext:value-type="percentage">
            <text:p>70%</text:p>
          </table:table-cell>
          <table:table-cell table:style-name="ce2" table:formula="of:=423205/619430" office:value-type="percentage" office:value="0.683216828374473" calcext:value-type="percentage">
            <text:p>68%</text:p>
          </table:table-cell>
          <table:table-cell table:style-name="ce2" table:formula="of:=436085/610232" office:value-type="percentage" office:value="0.714621652092974" calcext:value-type="percentage">
            <text:p>71%</text:p>
          </table:table-cell>
          <table:table-cell table:style-name="ce2" table:formula="of:=413033/585845" office:value-type="percentage" office:value="0.705020952641057" calcext:value-type="percentage">
            <text:p>71%</text:p>
          </table:table-cell>
          <table:table-cell table:style-name="ce2" table:formula="of:=385575/544871" office:value-type="percentage" office:value="0.707644561740302" calcext:value-type="percentage">
            <text:p>71%</text:p>
          </table:table-cell>
          <table:table-cell table:style-name="ce2" table:formula="of:=391544/550402" office:value-type="percentage" office:value="0.711378229003528" calcext:value-type="percentage">
            <text:p>71%</text:p>
          </table:table-cell>
          <table:table-cell table:style-name="ce2" table:formula="of:=366724/512440" office:value-type="percentage" office:value="0.715642806962766" calcext:value-type="percentage">
            <text:p>72%</text:p>
          </table:table-cell>
          <table:table-cell table:style-name="ce2" table:formula="of:=321284/469545" office:value-type="percentage" office:value="0.684245386491178" calcext:value-type="percentage">
            <text:p>68%</text:p>
          </table:table-cell>
          <table:table-cell table:style-name="ce2" table:formula="of:=295488/434269" office:value-type="percentage" office:value="0.680426187455241" calcext:value-type="percentage">
            <text:p>68%</text:p>
          </table:table-cell>
          <table:table-cell table:style-name="ce2" table:formula="of:=260665/374256" office:value-type="percentage" office:value="0.69648849985037" calcext:value-type="percentage">
            <text:p>70%</text:p>
          </table:table-cell>
          <table:table-cell table:style-name="ce2" table:formula="of:=225794/318747" office:value-type="percentage" office:value="0.70838000043922" calcext:value-type="percentage">
            <text:p>71%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free cash flow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01:40.981613370</meta:creation-date>
    <dc:date>2022-11-27T19:20:14.691867285</dc:date>
    <meta:editing-duration>PT8M2S</meta:editing-duration>
    <meta:editing-cycles>3</meta:editing-cycles>
    <meta:generator>LibreOffice/7.3.7.2$Linux_X86_64 LibreOffice_project/30$Build-2</meta:generator>
    <meta:document-statistic meta:table-count="1" meta:cell-count="37" meta:object-count="0"/>
  </office:meta>
</office:document-meta>
</file>